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711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bb_skill_col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kill_n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olor</text:p>
          </table:table-cell>
          <table:table-cell office:value-type="string" calcext:value-type="string">
            <text:p>skillgroup</text:p>
          </table:table-cell>
          <table:table-cell office:value-type="string" calcext:value-type="string">
            <text:p>Pcolor</text:p>
          </table:table-cell>
          <table:table-cell office:value-type="string" calcext:value-type="string">
            <text:p>text_color</text:p>
          </table:table-cell>
          <table:table-cell office:value-type="string" calcext:value-type="string">
            <text:p>sort_order</text:p>
          </table:table-cell>
        </table:table-row>
        <table:table-row table:style-name="ro1">
          <table:table-cell office:value-type="string" calcext:value-type="string">
            <text:p>Arm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green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wl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elblue4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ediumslateblue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ak Tackl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almon4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firebrick</text:p>
          </table:table-cell>
          <table:table-cell office:value-type="string" calcext:value-type="string">
            <text:p>bla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blac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ggern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teblue2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blue</text:p>
          </table:table-cell>
          <table:table-cell office:value-type="string" calcext:value-type="string">
            <text:p>whi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ghty Blow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tiple Blo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ile Dri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4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and Firm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rong A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slategrey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ick Skull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cur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ghtcyan4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nnon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blue2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oud Burste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ump-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eagreen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umblerooskie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ail Mary Pas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ad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black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erves of Steel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n The B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sky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unning Pas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afe P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steel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ig H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treuse4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isturbing Presence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xtra Arm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oul Appea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t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orn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ron Hard Sk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treuse1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onstrous Mouth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rehensile Ta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entacle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wo H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ajowhite4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ery long legs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lack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Dauntles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black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irty Play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ocolate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lack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rbl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lategray</text:p>
          </table:table-cell>
          <table:table-cell office:value-type="string" calcext:value-type="string">
            <text:p>black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renz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brick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rimson</text:p>
          </table:table-cell>
          <table:table-cell office:value-type="string" calcext:value-type="string">
            <text:p>black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teblue4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lateblue</text:p>
          </table:table-cell>
          <table:table-cell office:value-type="string" calcext:value-type="string">
            <text:p>black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nk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rosybrown</text:p>
          </table:table-cell>
          <table:table-cell office:value-type="string" calcext:value-type="string">
            <text:p>black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had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tebl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lateblue</text:p>
          </table:table-cell>
          <table:table-cell office:value-type="string" calcext:value-type="string">
            <text:p>black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trip Ba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eppink1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deeppink</text:p>
          </table:table-cell>
          <table:table-cell office:value-type="string" calcext:value-type="string">
            <text:p>black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ure Hand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nk4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black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ack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lack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Wrestl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rey8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loralwhite</text:p>
          </table:table-cell>
          <table:table-cell office:value-type="string" calcext:value-type="string">
            <text:p>black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atch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yellow</text:p>
          </table:table-cell>
          <table:table-cell office:value-type="string" calcext:value-type="string">
            <text:p>blac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fen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amarin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ving Catch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iving Tackl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lack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ea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fe Pair of Hand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ide St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goldenrod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yellow</text:p>
          </table:table-cell>
          <table:table-cell office:value-type="string" calcext:value-type="string">
            <text:p>black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neaky Gi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ink1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black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ure F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2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khaki</text:p>
          </table:table-cell>
          <table:table-cell office:value-type="string" calcext:value-type="string">
            <text:p>black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  <table:database-ranges>
        <table:database-range table:name="__Anonymous_Sheet_DB__0" table:target-range-address="bb_skill_colors.A1:bb_skill_colors.G6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08:12:10.3611553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4T08:13:38.747927724</dc:date>
    <meta:editing-duration>PT20M17S</meta:editing-duration>
    <meta:editing-cycles>5</meta:editing-cycles>
    <meta:generator>LibreOffice/24.2.7.2$Linux_X86_64 LibreOffice_project/420$Build-2</meta:generator>
    <meta:document-statistic meta:table-count="1" meta:cell-count="427" meta:object-count="0"/>
  </office:meta>
</office:document-meta>
</file>